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8000" draw:marker-end="Arrow" draw:marker-end-width="0.2cm" draw:fill="none" draw:textarea-vertical-align="middle"/>
    </style:style>
    <style:style style:name="gr3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gr5" style:family="graphic" style:parent-style-name="objectwithoutfill">
      <style:graphic-properties svg:stroke-color="#0000ff" draw:marker-end="Arrow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0c0c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0.8cm" svg:x="10.7cm" svg:y="4.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12.3cm" svg:y="4.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5cm" svg:y1="5cm" svg:x2="12.3cm" svg:y2="5cm">
          <text:p/>
        </draw:line>
        <draw:custom-shape draw:style-name="gr1" draw:text-style-name="P1" draw:layer="layout" svg:width="0.8cm" svg:height="0.8cm" svg:x="9.1cm" svg:y="6.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9.1cm" svg:y="4.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8cm" svg:x="9.1cm" svg:y="3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8cm" svg:x="7.5cm" svg:y="3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8cm" svg:x="7.5cm" svg:y="4.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8cm" svg:x="12.3cm" svg:y="6.2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10.7cm" svg:y="6.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8cm" svg:x="12.3cm" svg:y="7.8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3cm" svg:y1="2.6cm" svg:x2="10.3cm" svg:y2="9cm">
          <text:p/>
        </draw:line>
        <draw:line draw:style-name="gr4" draw:text-style-name="P1" draw:layer="layout" svg:x1="7.1cm" svg:y1="2.6cm" svg:x2="7.1cm" svg:y2="9cm">
          <text:p/>
        </draw:line>
        <draw:line draw:style-name="gr4" draw:text-style-name="P1" draw:layer="layout" svg:x1="13.5cm" svg:y1="2.6cm" svg:x2="13.5cm" svg:y2="9cm">
          <text:p/>
        </draw:line>
        <draw:line draw:style-name="gr4" draw:text-style-name="P1" draw:layer="layout" svg:x1="13.5cm" svg:y1="5.8cm" svg:x2="7.1cm" svg:y2="5.8cm">
          <text:p/>
        </draw:line>
        <draw:line draw:style-name="gr4" draw:text-style-name="P1" draw:layer="layout" svg:x1="13.5cm" svg:y1="9cm" svg:x2="7.1cm" svg:y2="9cm">
          <text:p/>
        </draw:line>
        <draw:line draw:style-name="gr4" draw:text-style-name="P1" draw:layer="layout" svg:x1="13.5cm" svg:y1="2.6cm" svg:x2="7.1cm" svg:y2="2.6cm">
          <text:p/>
        </draw:line>
        <draw:line draw:style-name="gr5" draw:text-style-name="P1" draw:layer="layout" svg:x1="9.9cm" svg:y1="5cm" svg:x2="10.7cm" svg:y2="5cm">
          <text:p/>
        </draw:line>
        <draw:line draw:style-name="gr5" draw:text-style-name="P1" draw:layer="layout" svg:x1="11.1cm" svg:y1="6.2cm" svg:x2="11.1cm" svg:y2="5.4cm">
          <text:p/>
        </draw:line>
        <draw:line draw:style-name="gr2" draw:text-style-name="P1" draw:layer="layout" svg:x1="11.1cm" svg:y1="4.6cm" svg:x2="11.1cm" svg:y2="3.8cm">
          <text:p/>
        </draw:line>
        <draw:custom-shape draw:style-name="gr3" draw:text-style-name="P2" draw:layer="layout" svg:width="0.8cm" svg:height="0.8cm" svg:x="10.7cm" svg:y="7.8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10.7cm" svg:y="3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8cm" svg:x="12.3cm" svg:y="3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8cm" svg:x="9.1cm" svg:y="7.8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8cm" svg:x="7.5cm" svg:y="7.8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8cm" svg:x="7.5cm" svg:y="6.2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9cm" svg:y1="6.6cm" svg:x2="10.7cm" svg:y2="6.6cm">
          <text:p/>
        </draw:line>
        <draw:line draw:style-name="gr5" draw:text-style-name="P1" draw:layer="layout" svg:x1="9.5cm" svg:y1="6.2cm" svg:x2="9.5cm" svg:y2="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4-17T15:47:42</meta:creation-date>
    <dc:date>2013-04-17T18:40:07</dc:date>
    <dc:creator>Luke </dc:creator>
    <meta:editing-duration>PT2H37M15S</meta:editing-duration>
    <meta:editing-cycles>4</meta:editing-cycles>
    <meta:generator>LibreOffice/3.5$Linux_x86 LibreOffice_project/350m1$Build-2</meta:generator>
    <meta:document-statistic meta:object-count="28"/>
  </office:meta>
</office:document-meta>
</file>